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9:21:22.707275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17T19:26:09.786959908</dc:date>
    <meta:editing-duration>P8DT2H6M54S</meta:editing-duration>
    <meta:editing-cycles>539</meta:editing-cycles>
    <meta:generator>LibreOffice/6.0.2.1.0$Linux_X86_64 LibreOffice_project/00m0$Build-1</meta:generator>
    <meta:document-statistic meta:table-count="1" meta:cell-count="5763" meta:object-count="0"/>
  </office:meta>
</office:document-meta>
</file>